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intercept( Object obj , Method method , Object [ ] args , MethodProxy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glib.test_cgli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